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7a2" officeooo:paragraph-rsid="0012f7a2"/>
    </style:style>
    <style:style style:name="P2" style:family="paragraph" style:parent-style-name="Standard">
      <style:text-properties officeooo:paragraph-rsid="0012f7a2"/>
    </style:style>
    <style:style style:name="T1" style:family="text">
      <style:text-properties officeooo:rsid="001022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dlib.h&gt;</text:p>
      <text:p text:style-name="Standard">int main()</text:p>
      <text:p text:style-name="Standard">{</text:p>
      <text:p text:style-name="Standard"><text:s text:c="4"/>int RQ[100],i,n,TotalHeadMoment=0,initial,count=0;</text:p>
      <text:p text:style-name="Standard"><text:s text:c="4"/>printf("Enter the number of Requests\n");</text:p>
      <text:p text:style-name="Standard"><text:s text:c="4"/>scanf("%d",&amp;n);</text:p>
      <text:p text:style-name="Standard"><text:s text:c="4"/>printf("Enter the Requests sequence\n");</text:p>
      <text:p text:style-name="Standard"><text:s text:c="4"/>for(i=0;i&lt;n;i++)</text:p>
      <text:p text:style-name="Standard"><text:s text:c="5"/>scanf("%d",&amp;RQ[i]);</text:p>
      <text:p text:style-name="Standard"><text:s text:c="4"/>printf("Enter initial head position\n");</text:p>
      <text:p text:style-name="Standard"><text:s text:c="4"/>scanf("%d",&amp;initial);</text:p>
      <text:p text:style-name="Standard"><text:s text:c="4"/></text:p>
      <text:p text:style-name="Standard"><text:s text:c="4"/>// logic for sstf disk scheduling</text:p>
      <text:p text:style-name="Standard"><text:s text:c="4"/></text:p>
      <text:p text:style-name="Standard"><text:s text:c="8"/>/* loop will execute until all process is completed*/</text:p>
      <text:p text:style-name="Standard"><text:s text:c="4"/>while(count!=n)</text:p>
      <text:p text:style-name="Standard"><text:s text:c="4"/>{</text:p>
      <text:p text:style-name="Standard"><text:s text:c="8"/>int min=1000,d,index;</text:p>
      <text:p text:style-name="Standard"><text:s text:c="8"/>for(i=0;i&lt;n;i++)</text:p>
      <text:p text:style-name="Standard"><text:s text:c="8"/>{</text:p>
      <text:p text:style-name="Standard"><text:s text:c="11"/>d=abs(RQ[i]-initial);</text:p>
      <text:p text:style-name="Standard"><text:s text:c="11"/>if(min&gt;d)</text:p>
      <text:p text:style-name="Standard"><text:s text:c="11"/>{</text:p>
      <text:p text:style-name="Standard"><text:s text:c="15"/>min=d;</text:p>
      <text:p text:style-name="Standard"><text:s text:c="15"/>index=i;</text:p>
      <text:p text:style-name="Standard"><text:s text:c="11"/>}</text:p>
      <text:p text:style-name="Standard"><text:s text:c="11"/></text:p>
      <text:p text:style-name="Standard"><text:s text:c="8"/>}</text:p>
      <text:p text:style-name="Standard"><text:s text:c="8"/>TotalHeadMoment=TotalHeadMoment+min;</text:p>
      <text:p text:style-name="Standard"><text:s text:c="8"/>initial=RQ[index];</text:p>
      <text:p text:style-name="Standard"><text:s text:c="8"/>// 1000 is for max</text:p>
      <text:p text:style-name="Standard"><text:s text:c="8"/>// you can use any number</text:p>
      <text:p text:style-name="Standard"><text:s text:c="8"/>RQ[index]=1000;</text:p>
      <text:p text:style-name="Standard"><text:s text:c="8"/>count++;</text:p>
      <text:p text:style-name="Standard"><text:s text:c="4"/>}</text:p>
      <text:p text:style-name="Standard"><text:s text:c="4"/></text:p>
      <text:p text:style-name="Standard"><text:s text:c="4"/>printf("Total head movement is %d",TotalHeadMoment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output:</text:p>
      <text:p text:style-name="P2"><text:span text:style-name="T1">a</text:span>vcoe@avcoe-HP-ProDesk-400-G1-SFF:~$ gcc sstf.c</text:p>
      <text:p text:style-name="P2">avcoe@avcoe-HP-ProDesk-400-G1-SFF:~$ ./a.out</text:p>
      <text:p text:style-name="P2">Enter the number of Requests</text:p>
      <text:p text:style-name="P2">5</text:p>
      <text:p text:style-name="P2">Enter the Requests sequence</text:p>
      <text:p text:style-name="P2">67</text:p>
      <text:p text:style-name="P2">98</text:p>
      <text:p text:style-name="P2">45</text:p>
      <text:p text:style-name="P2">34</text:p>
      <text:p text:style-name="P2">32</text:p>
      <text:p text:style-name="P2">Enter initial head position</text:p>
      <text:p text:style-name="P2">50</text:p>
      <text:p text:style-name="P1">Total head movement is 8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5T12:38:51.627055329</meta:creation-date>
    <dc:date>2022-11-07T12:02:36.402277623</dc:date>
    <meta:editing-duration>PT2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107" meta:character-count="1118" meta:non-whitespace-character-count="819"/>
  </office:meta>
</office:document-meta>
</file>